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, arial, sans-serif"/>
  </office:font-face-decls>
  <office:automatic-styles>
    <style:style style:name="P1" style:family="paragraph" style:parent-style-name="Standard">
      <style:text-properties fo:font-size="12pt" officeooo:paragraph-rsid="0005da4e" style:font-size-asian="12pt" style:font-size-complex="12pt"/>
    </style:style>
    <style:style style:name="P2" style:family="paragraph" style:parent-style-name="Standard">
      <style:text-properties fo:font-size="12pt" officeooo:rsid="001881e0" officeooo:paragraph-rsid="001881e0" style:font-size-asian="12pt" style:font-size-complex="12pt"/>
    </style:style>
    <style:style style:name="P3" style:family="paragraph" style:parent-style-name="Standard">
      <style:text-properties fo:font-size="12pt" fo:font-style="normal" officeooo:rsid="0008b0a1" officeooo:paragraph-rsid="0008b0a1" style:font-size-asian="10pt" style:font-style-asian="normal" style:font-size-complex="10pt" style:font-style-complex="normal"/>
    </style:style>
    <style:style style:name="P4" style:family="paragraph" style:parent-style-name="Standard">
      <style:text-properties style:font-name="Roboto" fo:font-size="12pt" officeooo:paragraph-rsid="0005da4e" style:font-size-asian="12pt" style:font-size-complex="12pt"/>
    </style:style>
    <style:style style:name="P5" style:family="paragraph" style:parent-style-name="Standard">
      <style:text-properties style:font-name="Roboto" fo:font-size="12pt" officeooo:paragraph-rsid="0005da4e"/>
    </style:style>
    <style:style style:name="P6" style:family="paragraph" style:parent-style-name="Standard">
      <style:text-properties style:font-name="Roboto" fo:font-size="11pt" officeooo:paragraph-rsid="00074a31" style:font-size-asian="11pt" style:font-size-complex="11pt"/>
    </style:style>
    <style:style style:name="P7" style:family="paragraph" style:parent-style-name="Standard">
      <style:text-properties style:font-name="Roboto" fo:font-size="11pt" officeooo:paragraph-rsid="0005da4e" style:font-size-asian="11pt" style:font-size-complex="11pt"/>
    </style:style>
    <style:style style:name="P8" style:family="paragraph" style:parent-style-name="Standard">
      <style:text-properties style:font-name="Roboto"/>
    </style:style>
    <style:style style:name="P9" style:family="paragraph" style:parent-style-name="Standard">
      <style:text-properties officeooo:paragraph-rsid="00077c92"/>
    </style:style>
    <style:style style:name="P10" style:family="paragraph" style:parent-style-name="Standard">
      <style:text-properties fo:font-size="10pt" fo:font-style="italic" officeooo:rsid="00077c92" officeooo:paragraph-rsid="00077c92" style:font-size-asian="10pt" style:font-style-asian="italic" style:font-size-complex="10pt" style:font-style-complex="italic"/>
    </style:style>
    <style:style style:name="P11" style:family="paragraph" style:parent-style-name="Standard">
      <style:text-properties officeooo:paragraph-rsid="0008b0a1"/>
    </style:style>
    <style:style style:name="P12" style:family="paragraph" style:parent-style-name="Standard">
      <style:text-properties officeooo:paragraph-rsid="000a2258"/>
    </style:style>
    <style:style style:name="P13" style:family="paragraph" style:parent-style-name="Standard">
      <style:text-properties officeooo:paragraph-rsid="000a9c40"/>
    </style:style>
    <style:style style:name="P14" style:family="paragraph" style:parent-style-name="Standard">
      <style:text-properties fo:font-style="normal" officeooo:rsid="000c63fe" officeooo:paragraph-rsid="000c63fe" style:font-style-asian="normal" style:font-style-complex="normal"/>
    </style:style>
    <style:style style:name="P15" style:family="paragraph" style:parent-style-name="Standard">
      <style:text-properties fo:font-style="normal" officeooo:paragraph-rsid="000ad924"/>
    </style:style>
    <style:style style:name="P16" style:family="paragraph" style:parent-style-name="Standard">
      <style:text-properties fo:font-style="normal" fo:font-weight="normal" officeooo:rsid="0024d04e" officeooo:paragraph-rsid="0024d04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ize="8pt" officeooo:paragraph-rsid="000d1c4e" style:font-size-asian="8pt" style:font-size-complex="8pt"/>
    </style:style>
    <style:style style:name="P18" style:family="paragraph" style:parent-style-name="Standard">
      <style:text-properties fo:font-size="8pt" officeooo:rsid="00126d73" officeooo:paragraph-rsid="00126d73" style:font-size-asian="8pt" style:font-size-complex="8pt"/>
    </style:style>
    <style:style style:name="P19" style:family="paragraph" style:parent-style-name="Standard">
      <style:text-properties fo:font-size="8pt" officeooo:paragraph-rsid="0016c5e7" style:font-size-asian="8pt" style:font-size-complex="8pt"/>
    </style:style>
    <style:style style:name="P20" style:family="paragraph" style:parent-style-name="Standard">
      <style:text-properties officeooo:paragraph-rsid="000d1c4e"/>
    </style:style>
    <style:style style:name="P21" style:family="paragraph" style:parent-style-name="Standard">
      <style:text-properties officeooo:paragraph-rsid="000da0c5"/>
    </style:style>
    <style:style style:name="P22" style:family="paragraph" style:parent-style-name="Standard">
      <style:text-properties officeooo:paragraph-rsid="000e9b0b"/>
    </style:style>
    <style:style style:name="P23" style:family="paragraph" style:parent-style-name="Standard">
      <style:text-properties officeooo:paragraph-rsid="00107dfd"/>
    </style:style>
    <style:style style:name="P24" style:family="paragraph" style:parent-style-name="Standard">
      <style:text-properties officeooo:paragraph-rsid="00126c2d"/>
    </style:style>
    <style:style style:name="P25" style:family="paragraph" style:parent-style-name="Standard">
      <style:text-properties officeooo:rsid="00126d73" officeooo:paragraph-rsid="00126d73"/>
    </style:style>
    <style:style style:name="P26" style:family="paragraph" style:parent-style-name="Standard">
      <style:text-properties officeooo:paragraph-rsid="00141928"/>
    </style:style>
    <style:style style:name="P27" style:family="paragraph" style:parent-style-name="Standard">
      <style:text-properties fo:font-weight="normal" officeooo:paragraph-rsid="00141bdf"/>
    </style:style>
    <style:style style:name="P28" style:family="paragraph" style:parent-style-name="Standard">
      <style:text-properties officeooo:paragraph-rsid="0016c5e7"/>
    </style:style>
    <style:style style:name="P29" style:family="paragraph" style:parent-style-name="Standard">
      <style:text-properties officeooo:rsid="001bf69a" officeooo:paragraph-rsid="001bf69a"/>
    </style:style>
    <style:style style:name="P30" style:family="paragraph" style:parent-style-name="Standard">
      <style:text-properties officeooo:rsid="001bf69a" officeooo:paragraph-rsid="00243617"/>
    </style:style>
    <style:style style:name="P31" style:family="paragraph" style:parent-style-name="Standard">
      <style:text-properties officeooo:rsid="0020ce7e" officeooo:paragraph-rsid="0020ce7e"/>
    </style:style>
    <style:style style:name="P32" style:family="paragraph" style:parent-style-name="Standard">
      <style:text-properties fo:font-variant="normal" fo:text-transform="none" fo:color="#252525" loext:opacity="100%" style:font-name="Roboto" fo:font-size="12pt" fo:letter-spacing="normal" fo:font-style="normal" fo:font-weight="normal" officeooo:rsid="00077c0c" officeooo:paragraph-rsid="00077c0c" style:font-size-asian="12pt" style:font-style-asian="normal" style:font-size-complex="12pt" style:font-style-complex="normal"/>
    </style:style>
    <style:style style:name="P33" style:family="paragraph" style:parent-style-name="Standard">
      <style:text-properties fo:font-variant="normal" fo:text-transform="none" fo:color="#252525" loext:opacity="100%" style:font-name="Roboto" fo:font-size="10pt" fo:letter-spacing="normal" fo:font-style="italic" fo:font-weight="normal" officeooo:rsid="00077c0c" officeooo:paragraph-rsid="00077c92" style:font-size-asian="10pt" style:font-style-asian="italic" style:font-size-complex="10pt" style:font-style-complex="italic" loext:padding="0in" loext:border="none"/>
    </style:style>
    <style:style style:name="P34" style:family="paragraph" style:parent-style-name="Standard">
      <style:text-properties fo:font-variant="normal" fo:text-transform="none" fo:color="#252525" loext:opacity="100%" style:font-name="Roboto1" fo:font-size="10pt" fo:letter-spacing="normal" fo:font-style="italic" fo:font-weight="normal" officeooo:rsid="00077c92" officeooo:paragraph-rsid="00077c92" style:font-size-asian="10pt" style:font-style-asian="italic" style:font-size-complex="10pt" style:font-style-complex="italic" loext:padding="0in" loext:border="none"/>
    </style:style>
    <style:style style:name="P35" style:family="paragraph" style:parent-style-name="Standard" style:list-style-name="L1">
      <style:text-properties fo:font-variant="normal" fo:text-transform="none" fo:color="#252525" loext:opacity="100%" style:font-name="Roboto1" fo:font-size="10pt" fo:letter-spacing="normal" fo:font-style="italic" fo:font-weight="normal" officeooo:paragraph-rsid="000a2258" style:font-size-asian="10pt" style:font-style-asian="italic" style:font-size-complex="10pt" style:font-style-complex="italic" loext:padding="0in" loext:border="none"/>
    </style:style>
    <style:style style:name="P36" style:family="paragraph" style:parent-style-name="Standard">
      <style:text-properties fo:font-variant="normal" fo:text-transform="none" fo:color="#252525" loext:opacity="100%" style:font-name="Roboto1" fo:font-size="10pt" fo:letter-spacing="normal" fo:font-style="italic" fo:font-weight="normal" officeooo:paragraph-rsid="000a2258" style:font-size-asian="10pt" style:font-style-asian="italic" style:font-size-complex="10pt" style:font-style-complex="italic" loext:padding="0in" loext:border="none"/>
    </style:style>
    <style:style style:name="P37" style:family="paragraph" style:parent-style-name="Standard">
      <style:text-properties fo:font-variant="normal" fo:text-transform="none" fo:color="#252525" loext:opacity="100%" style:font-name="Roboto1" fo:font-size="10pt" fo:letter-spacing="normal" fo:font-style="normal" fo:font-weight="normal" officeooo:paragraph-rsid="00107dfd" style:font-size-asian="10pt" style:font-name-complex="Roboto1" style:font-size-complex="10pt" style:font-style-complex="normal" style:font-weight-complex="normal" loext:padding="0in" loext:border="none"/>
    </style:style>
    <style:style style:name="P38" style:family="paragraph" style:parent-style-name="Standard">
      <style:text-properties fo:font-variant="normal" fo:text-transform="none" fo:color="#252525" loext:opacity="100%" style:font-name="Roboto1" fo:font-size="10pt" fo:letter-spacing="normal" fo:font-style="normal" fo:font-weight="normal" officeooo:rsid="00126c2d" style:font-size-asian="10pt" style:font-name-complex="Roboto1" style:font-size-complex="10pt" style:font-style-complex="normal" style:font-weight-complex="normal" loext:padding="0in" loext:border="none"/>
    </style:style>
    <style:style style:name="P39" style:family="paragraph" style:parent-style-name="Standard">
      <style:text-properties fo:font-variant="normal" fo:text-transform="none" fo:color="#252525" loext:opacity="100%" style:font-name="Roboto1" fo:font-size="10pt" fo:letter-spacing="normal" fo:font-style="normal" fo:font-weight="normal" officeooo:rsid="00126d73" officeooo:paragraph-rsid="00126d73" style:font-size-asian="10pt" style:font-name-complex="Roboto1" style:font-size-complex="10pt" style:font-style-complex="normal" style:font-weight-complex="normal" loext:padding="0in" loext:border="none"/>
    </style:style>
    <style:style style:name="P40" style:family="paragraph" style:parent-style-name="Standard">
      <style:text-properties fo:font-variant="normal" fo:text-transform="none" fo:color="#252525" loext:opacity="100%" style:font-name="Roboto1" fo:font-size="10pt" fo:letter-spacing="normal" fo:font-style="normal" fo:font-weight="normal" officeooo:rsid="001881e0" officeooo:paragraph-rsid="001881e0" style:font-size-asian="10pt" style:font-name-complex="Roboto1" style:font-size-complex="10pt" style:font-style-complex="normal" style:font-weight-complex="normal" loext:padding="0in" loext:border="none"/>
    </style:style>
    <style:style style:name="P41" style:family="paragraph" style:parent-style-name="Standard">
      <style:text-properties fo:font-variant="normal" fo:text-transform="none" fo:color="#252525" loext:opacity="100%" style:font-name="Roboto1" fo:font-size="10pt" fo:letter-spacing="normal" fo:font-style="normal" fo:font-weight="normal" officeooo:rsid="001bf69a" officeooo:paragraph-rsid="001bf69a" style:font-size-asian="10pt" style:font-name-complex="Roboto1" style:font-size-complex="10pt" style:font-style-complex="normal" style:font-weight-complex="normal" loext:padding="0in" loext:border="none"/>
    </style:style>
    <style:style style:name="P42" style:family="paragraph" style:parent-style-name="Standard">
      <style:text-properties fo:font-variant="normal" fo:text-transform="none" fo:color="#252525" loext:opacity="100%" style:font-name="Roboto1" fo:font-size="10pt" fo:letter-spacing="normal" fo:font-style="normal" fo:font-weight="normal" officeooo:rsid="002073c4" officeooo:paragraph-rsid="001bf69a" style:font-size-asian="10pt" style:font-name-complex="Roboto1" style:font-size-complex="10pt" style:font-style-complex="normal" style:font-weight-complex="normal" loext:padding="0in" loext:border="none"/>
    </style:style>
    <style:style style:name="P43" style:family="paragraph" style:parent-style-name="Standard">
      <style:text-properties fo:font-variant="normal" fo:text-transform="none" fo:color="#252525" loext:opacity="100%" style:font-name="Roboto1" fo:font-size="10pt" fo:letter-spacing="normal" fo:font-style="normal" fo:font-weight="normal" officeooo:rsid="0020ce7e" officeooo:paragraph-rsid="0020ce7e" style:font-size-asian="10pt" style:font-name-complex="Roboto1" style:font-size-complex="10pt" style:font-style-complex="normal" style:font-weight-complex="normal" loext:padding="0in" loext:border="none"/>
    </style:style>
    <style:style style:name="P44" style:family="paragraph" style:parent-style-name="Standard">
      <style:text-properties fo:font-variant="normal" fo:text-transform="none" fo:color="#252525" loext:opacity="100%" style:font-name="Roboto1" fo:font-size="10pt" fo:letter-spacing="normal" fo:font-style="normal" fo:font-weight="normal" officeooo:rsid="0024d04e" officeooo:paragraph-rsid="0024d04e" style:font-size-asian="10pt" style:font-style-asian="normal" style:font-weight-asian="normal" style:font-name-complex="Roboto1" style:font-size-complex="10pt" style:font-style-complex="normal" style:font-weight-complex="normal" loext:padding="0in" loext:border="none"/>
    </style:style>
    <style:style style:name="P45" style:family="paragraph" style:parent-style-name="Standard">
      <style:text-properties fo:font-variant="normal" fo:text-transform="none" fo:color="#252525" loext:opacity="100%" style:font-name="Roboto1" fo:font-size="12pt" fo:letter-spacing="normal" fo:font-style="normal" fo:font-weight="normal" officeooo:rsid="000a9c40" officeooo:paragraph-rsid="000a2258" style:font-size-asian="10pt" style:font-style-asian="normal" style:font-size-complex="10pt" style:font-style-complex="normal" loext:padding="0in" loext:border="none"/>
    </style:style>
    <style:style style:name="P46" style:family="paragraph" style:parent-style-name="Standard">
      <style:text-properties fo:font-variant="normal" fo:text-transform="none" fo:color="#252525" loext:opacity="100%" style:font-name="Roboto1" fo:font-size="12pt" fo:letter-spacing="normal" fo:font-style="normal" fo:font-weight="normal" officeooo:rsid="001881e0" officeooo:paragraph-rsid="001881e0" style:font-size-asian="12pt" style:font-name-complex="Roboto1" style:font-size-complex="12pt" style:font-style-complex="normal" style:font-weight-complex="normal" loext:padding="0in" loext:border="none"/>
    </style:style>
    <style:style style:name="P47" style:family="paragraph" style:parent-style-name="Standard">
      <style:text-properties fo:font-variant="normal" fo:text-transform="none" fo:color="#252525" loext:opacity="100%" style:font-name="Roboto1" fo:font-size="12pt" fo:letter-spacing="normal" fo:font-style="italic" fo:font-weight="normal" officeooo:paragraph-rsid="000a9c40" style:font-size-asian="10pt" style:font-style-asian="italic" style:font-size-complex="10pt" style:font-style-complex="italic" loext:padding="0in" loext:border="none"/>
    </style:style>
    <style:style style:name="P48" style:family="paragraph" style:parent-style-name="Standard">
      <style:text-properties fo:font-variant="normal" fo:text-transform="none" fo:color="#252525" loext:opacity="100%" style:font-name="Roboto1" fo:font-size="12pt" fo:letter-spacing="normal" fo:font-style="italic" fo:font-weight="normal" officeooo:paragraph-rsid="000ad924" style:font-size-asian="10pt" style:font-style-asian="italic" style:font-size-complex="10pt" style:font-style-complex="italic" loext:padding="0in" loext:border="none"/>
    </style:style>
    <style:style style:name="P49" style:family="paragraph" style:parent-style-name="Standard">
      <style:text-properties fo:font-variant="normal" fo:text-transform="none" fo:color="#252525" loext:opacity="100%" style:font-name="Roboto1" fo:font-size="8pt" fo:letter-spacing="normal" fo:font-style="normal" fo:font-weight="normal" officeooo:rsid="000c63fe" officeooo:paragraph-rsid="000c63fe" style:font-size-asian="8pt" style:font-style-asian="normal" style:font-size-complex="8pt" style:font-style-complex="normal" loext:padding="0in" loext:border="none"/>
    </style:style>
    <style:style style:name="P50" style:family="paragraph" style:parent-style-name="Standard">
      <style:text-properties fo:font-variant="normal" fo:text-transform="none" fo:color="#252525" loext:opacity="100%" style:font-name="Roboto1" fo:font-size="8pt" fo:letter-spacing="normal" fo:font-style="normal" fo:font-weight="normal" officeooo:rsid="00141bdf" officeooo:paragraph-rsid="00141928" style:font-size-asian="8pt" style:font-name-complex="Roboto1" style:font-size-complex="8pt" style:font-style-complex="normal" style:font-weight-complex="normal" loext:padding="0in" loext:border="none"/>
    </style:style>
    <style:style style:name="P51" style:family="paragraph" style:parent-style-name="Standard">
      <style:text-properties fo:font-variant="normal" fo:text-transform="none" fo:color="#252525" loext:opacity="100%" style:font-name="Roboto1" fo:font-size="8pt" fo:letter-spacing="normal" fo:font-style="normal" fo:font-weight="normal" officeooo:rsid="001881e0" officeooo:paragraph-rsid="001881e0" style:font-size-asian="8pt" style:font-name-complex="Roboto1" style:font-size-complex="8pt" style:font-style-complex="normal" style:font-weight-complex="normal" loext:padding="0in" loext:border="none"/>
    </style:style>
    <style:style style:name="P52" style:family="paragraph" style:parent-style-name="Standard">
      <style:text-properties fo:font-variant="normal" fo:text-transform="none" fo:color="#252525" loext:opacity="100%" style:font-name="Roboto1" fo:font-size="8pt" fo:letter-spacing="normal" fo:font-style="normal" fo:font-weight="bold" officeooo:rsid="00141bdf" officeooo:paragraph-rsid="00141928" style:font-size-asian="8pt" style:font-weight-asian="bold" style:font-name-complex="Roboto1" style:font-size-complex="8pt" style:font-style-complex="normal" style:font-weight-complex="bold" loext:padding="0in" loext:border="none"/>
    </style:style>
    <style:style style:name="P53" style:family="paragraph" style:parent-style-name="Standard">
      <style:text-properties fo:font-size="12pt" fo:font-weight="normal" officeooo:rsid="002923dd" officeooo:paragraph-rsid="002923dd" style:font-size-asian="12pt" style:font-weight-asian="normal" style:font-size-complex="12pt" style:font-weight-complex="normal"/>
    </style:style>
    <style:style style:name="P54" style:family="paragraph" style:parent-style-name="Standard">
      <style:text-properties officeooo:rsid="00126d73" officeooo:paragraph-rsid="00126d73"/>
    </style:style>
    <style:style style:name="P55" style:family="paragraph" style:parent-style-name="Standard">
      <style:text-properties officeooo:rsid="002923dd" officeooo:paragraph-rsid="002923dd"/>
    </style:style>
    <style:style style:name="T1" style:family="text">
      <style:text-properties officeooo:rsid="0004e3f7"/>
    </style:style>
    <style:style style:name="T2" style:family="text">
      <style:text-properties officeooo:rsid="0005da4e"/>
    </style:style>
    <style:style style:name="T3" style:family="text">
      <style:text-properties fo:font-variant="normal" fo:text-transform="none" fo:color="#252525" loext:opacity="100%" style:font-name="Roboto1" fo:font-size="13.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252525" loext:opacity="100%" style:font-name="Roboto1" fo:font-size="8pt" fo:letter-spacing="normal" fo:font-style="normal" fo:font-weight="normal" style:font-size-asian="8pt" style:font-name-complex="Roboto1" style:font-size-complex="8pt" style:font-style-complex="normal" style:font-weight-complex="normal" loext:padding="0in" loext:border="none"/>
    </style:style>
    <style:style style:name="T5" style:family="text">
      <style:text-properties fo:font-variant="normal" fo:text-transform="none" fo:color="#252525" loext:opacity="100%" style:font-name="Roboto1" fo:font-size="8pt" fo:letter-spacing="normal" fo:font-style="normal" fo:font-weight="normal" style:font-size-asian="8pt" style:font-weight-asian="normal" style:font-name-complex="Roboto1" style:font-size-complex="8pt" style:font-style-complex="normal" style:font-weight-complex="normal" loext:padding="0in" loext:border="none"/>
    </style:style>
    <style:style style:name="T6" style:family="text">
      <style:text-properties fo:font-variant="normal" fo:text-transform="none" fo:color="#252525" loext:opacity="100%" style:font-name="Roboto1" fo:font-size="8pt" fo:letter-spacing="normal" fo:font-style="normal" fo:font-weight="normal" officeooo:rsid="00126d73" style:font-size-asian="8pt" style:font-weight-asian="normal" style:font-name-complex="Roboto1" style:font-size-complex="8pt" style:font-style-complex="normal" style:font-weight-complex="normal" loext:padding="0in" loext:border="none"/>
    </style:style>
    <style:style style:name="T7" style:family="text">
      <style:text-properties fo:font-variant="normal" fo:text-transform="none" fo:color="#252525" loext:opacity="100%" style:font-name="Roboto1" fo:font-size="8pt" fo:letter-spacing="normal" fo:font-style="normal" fo:font-weight="bold" style:font-size-asian="8pt" style:font-weight-asian="bold" style:font-name-complex="Roboto1" style:font-size-complex="8pt" style:font-style-complex="normal" style:font-weight-complex="bold" loext:padding="0in" loext:border="none"/>
    </style:style>
    <style:style style:name="T8" style:family="text">
      <style:text-properties fo:font-variant="normal" fo:text-transform="none" fo:color="#252525" loext:opacity="100%" style:font-name="Roboto1" fo:font-size="8pt" fo:letter-spacing="normal" fo:font-style="normal" fo:font-weight="bold" officeooo:rsid="00141bdf" style:font-size-asian="8pt" style:font-weight-asian="bold" style:font-name-complex="Roboto1" style:font-size-complex="8pt" style:font-style-complex="normal" style:font-weight-complex="bold" loext:padding="0in" loext:border="none"/>
    </style:style>
    <style:style style:name="T9" style:family="text">
      <style:text-properties fo:font-variant="normal" fo:text-transform="none" fo:color="#252525" loext:opacity="100%" style:font-name="Roboto1" fo:font-size="8pt" fo:letter-spacing="normal" fo:font-style="normal" fo:font-weight="bold" officeooo:rsid="00126d73" style:font-size-asian="8pt" style:font-weight-asian="bold" style:font-name-complex="Roboto1" style:font-size-complex="8pt" style:font-style-complex="normal" style:font-weight-complex="bold" loext:padding="0in" loext:border="none"/>
    </style:style>
    <style:style style:name="T10" style:family="text">
      <style:text-properties fo:font-variant="normal" fo:text-transform="none" fo:color="#252525" loext:opacity="100%" style:font-name="Roboto1" fo:font-size="8pt" fo:letter-spacing="normal" fo:font-style="normal" style:font-size-asian="8pt" style:font-name-complex="Roboto1" style:font-size-complex="8pt" style:font-style-complex="normal" loext:padding="0in" loext:border="none"/>
    </style:style>
    <style:style style:name="T11" style:family="text">
      <style:text-properties fo:font-variant="normal" fo:text-transform="none" fo:color="#252525" loext:opacity="100%" style:font-name="Roboto1" fo:font-size="8pt" fo:letter-spacing="normal" fo:font-style="normal" officeooo:rsid="00141bdf" style:font-size-asian="8pt" style:font-weight-asian="normal" style:font-name-complex="Roboto1" style:font-size-complex="8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52525" loext:opacity="100%" style:font-name="Roboto1" fo:font-size="8pt" fo:letter-spacing="normal" fo:font-weight="normal" style:font-size-asian="8pt" style:font-size-complex="8pt" loext:padding="0in" loext:border="none"/>
    </style:style>
    <style:style style:name="T13" style:family="text">
      <style:text-properties fo:font-variant="normal" fo:text-transform="none" fo:color="#252525" loext:opacity="100%" style:font-name="Roboto1" fo:letter-spacing="normal" fo:font-style="normal" fo:font-weight="normal" style:font-name-complex="Roboto1" style:font-style-complex="normal" style:font-weight-complex="normal" loext:padding="0in" loext:border="none"/>
    </style:style>
    <style:style style:name="T14" style:family="text">
      <style:text-properties fo:font-variant="normal" fo:text-transform="none" fo:color="#252525" loext:opacity="100%" style:font-name="Roboto1" fo:letter-spacing="normal" fo:font-style="normal" fo:font-weight="normal" officeooo:rsid="00141928" style:font-name-complex="Roboto1" style:font-style-complex="normal" style:font-weight-complex="normal" loext:padding="0in" loext:border="none"/>
    </style:style>
    <style:style style:name="T15" style:family="text">
      <style:text-properties fo:font-variant="normal" fo:text-transform="none" fo:color="#252525" loext:opacity="100%" style:font-name="Roboto1" fo:letter-spacing="normal" fo:font-style="normal" style:font-name-complex="Roboto1" style:font-style-complex="normal" loext:padding="0in" loext:border="none"/>
    </style:style>
    <style:style style:name="T16" style:family="text">
      <style:text-properties fo:font-variant="normal" fo:text-transform="none" fo:color="#252525" loext:opacity="100%" style:font-name="Roboto1" fo:letter-spacing="normal" fo:font-style="normal" officeooo:rsid="00126d73" style:font-name-complex="Roboto1" style:font-style-complex="normal" loext:padding="0in" loext:border="none"/>
    </style:style>
    <style:style style:name="T17" style:family="text">
      <style:text-properties fo:font-variant="normal" fo:text-transform="none" fo:color="#252525" loext:opacity="100%" style:font-name="Roboto1" fo:letter-spacing="normal" fo:font-style="normal" fo:font-weight="bold" style:font-weight-asian="bold" style:font-name-complex="Roboto1" style:font-style-complex="normal" style:font-weight-complex="bold" loext:padding="0in" loext:border="none"/>
    </style:style>
    <style:style style:name="T18" style:family="text">
      <style:text-properties fo:font-variant="normal" fo:text-transform="none" fo:color="#252525" loext:opacity="100%" style:font-name="Roboto1" fo:letter-spacing="normal" fo:font-style="normal" fo:font-weight="bold" officeooo:rsid="00126d73" style:font-weight-asian="bold" style:font-name-complex="Roboto1" style:font-style-complex="normal" style:font-weight-complex="bold" loext:padding="0in" loext:border="none"/>
    </style:style>
    <style:style style:name="T19" style:family="text">
      <style:text-properties fo:font-variant="normal" fo:text-transform="none" fo:color="#252525" loext:opacity="100%" style:font-name="Roboto1" fo:letter-spacing="normal" fo:font-weight="normal" loext:padding="0in" loext:border="none"/>
    </style:style>
    <style:style style:name="T20" style:family="text">
      <style:text-properties fo:font-variant="normal" fo:text-transform="none" fo:color="#252525" loext:opacity="100%" style:font-name="Roboto1" fo:letter-spacing="normal" fo:font-weight="bold" style:font-weight-asian="bold" style:font-weight-complex="bold" loext:padding="0in" loext:border="none"/>
    </style:style>
    <style:style style:name="T21" style:family="text">
      <style:text-properties fo:font-variant="normal" fo:text-transform="none" fo:color="#252525" loext:opacity="100%" style:font-name="Roboto1" fo:letter-spacing="normal" fo:font-weight="bold" officeooo:rsid="000a2258" style:font-weight-asian="bold" style:font-weight-complex="bold" loext:padding="0in" loext:border="none"/>
    </style:style>
    <style:style style:name="T22" style:family="text">
      <style:text-properties fo:font-variant="normal" fo:text-transform="none" fo:color="#252525" loext:opacity="100%" style:font-name="Roboto1" fo:font-size="10pt" fo:letter-spacing="normal" fo:font-style="italic" fo:font-weight="normal" officeooo:rsid="00243617" style:font-size-asian="10pt" style:font-style-asian="italic" style:font-name-complex="Roboto1" style:font-size-complex="10pt" style:font-style-complex="italic" style:font-weight-complex="normal" loext:padding="0in" loext:border="none"/>
    </style:style>
    <style:style style:name="T23" style:family="text">
      <style:text-properties fo:font-variant="normal" fo:text-transform="none" fo:color="#252525" loext:opacity="100%" style:font-name="Roboto1" fo:font-size="10pt" fo:letter-spacing="normal" fo:font-style="italic" fo:font-weight="normal" style:font-size-asian="10pt" style:font-style-asian="italic" style:font-name-complex="Roboto1" style:font-size-complex="10pt" style:font-style-complex="italic" style:font-weight-complex="normal" loext:padding="0in" loext:border="none"/>
    </style:style>
    <style:style style:name="T24" style:family="text">
      <style:text-properties fo:font-variant="normal" fo:text-transform="none" fo:color="#252525" loext:opacity="100%" style:font-name="Roboto1" fo:font-size="10pt" fo:letter-spacing="normal" fo:font-style="italic" style:font-size-asian="10pt" style:font-style-asian="italic" style:font-name-complex="Roboto1" style:font-size-complex="10pt" style:font-style-complex="italic" loext:padding="0in" loext:border="none"/>
    </style:style>
    <style:style style:name="T25" style:family="text">
      <style:text-properties fo:font-variant="normal" fo:text-transform="none" fo:color="#252525" loext:opacity="100%" style:font-name="Roboto1" fo:font-size="10pt" fo:letter-spacing="normal" fo:font-style="italic" officeooo:rsid="00281801" style:font-size-asian="10pt" style:font-style-asian="italic" style:font-name-complex="Roboto1" style:font-size-complex="10pt" style:font-style-complex="italic" loext:padding="0in" loext:border="none"/>
    </style:style>
    <style:style style:name="T26" style:family="text">
      <style:text-properties fo:font-variant="normal" fo:text-transform="none" fo:color="#252525" loext:opacity="100%" style:font-name="Roboto1" fo:font-size="10pt" fo:letter-spacing="normal" fo:font-style="normal" fo:font-weight="normal" style:font-size-asian="10pt" style:font-size-complex="10pt"/>
    </style:style>
    <style:style style:name="T27" style:family="text">
      <style:text-properties fo:font-variant="normal" fo:text-transform="none" fo:color="#252525" loext:opacity="100%" style:font-name="Roboto1" fo:font-size="10pt" fo:letter-spacing="normal" fo:font-style="normal" fo:font-weight="normal" style:font-size-asian="10pt" style:font-name-complex="Roboto1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52525" loext:opacity="100%" style:font-name="Roboto1" fo:font-size="10pt" fo:letter-spacing="normal" fo:font-style="normal" fo:font-weight="normal" officeooo:rsid="00126c2d" style:font-size-asian="10pt" style:font-name-complex="Roboto1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52525" loext:opacity="100%" style:font-name="Roboto1" fo:font-size="10pt" fo:letter-spacing="normal" fo:font-style="normal" fo:font-weight="normal" officeooo:rsid="00141928" style:font-size-asian="10pt" style:font-name-complex="Roboto1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52525" loext:opacity="100%" style:font-name="Roboto1" fo:font-size="10pt" fo:letter-spacing="normal" fo:font-style="normal" fo:font-weight="normal" officeooo:rsid="001d0f5b" style:font-size-asian="10pt" style:font-name-complex="Roboto1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52525" loext:opacity="100%" style:font-name="Roboto1" fo:font-size="10pt" fo:letter-spacing="normal" fo:font-style="normal" fo:font-weight="normal" officeooo:rsid="001eb087" style:font-size-asian="10pt" style:font-name-complex="Roboto1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52525" loext:opacity="100%" style:font-name="Roboto1" fo:font-size="10pt" fo:letter-spacing="normal" fo:font-style="normal" fo:font-weight="normal" officeooo:rsid="002073c4" style:font-size-asian="10pt" style:font-name-complex="Roboto1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52525" loext:opacity="100%" style:font-name="Roboto1" fo:font-size="10pt" fo:letter-spacing="normal" fo:font-style="normal" fo:font-weight="normal" officeooo:rsid="00237f21" style:font-size-asian="10pt" style:font-name-complex="Roboto1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52525" loext:opacity="100%" style:font-name="Roboto1" fo:font-size="10pt" fo:letter-spacing="normal" fo:font-style="normal" fo:font-weight="normal" officeooo:rsid="00243617" style:font-size-asian="10pt" style:font-name-complex="Roboto1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52525" loext:opacity="100%" style:font-name="Roboto1" fo:font-size="10pt" fo:letter-spacing="normal" fo:font-style="normal" fo:font-weight="normal" officeooo:rsid="002923dd" style:font-size-asian="10pt" style:font-name-complex="Roboto1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52525" loext:opacity="100%" style:font-name="Roboto1" fo:font-size="10pt" fo:letter-spacing="normal" fo:font-style="normal" fo:font-weight="bold" style:font-size-asian="10pt" style:font-weight-asian="bold" style:font-name-complex="Roboto1" style:font-size-complex="10pt" style:font-style-complex="normal" style:font-weight-complex="bold" loext:padding="0in" loext:border="none"/>
    </style:style>
    <style:style style:name="T37" style:family="text">
      <style:text-properties fo:font-variant="normal" fo:text-transform="none" fo:color="#252525" loext:opacity="100%" style:font-name="Roboto1" fo:font-size="10pt" fo:letter-spacing="normal" fo:font-style="normal" fo:font-weight="bold" officeooo:rsid="00126c2d" style:font-size-asian="10pt" style:font-weight-asian="bold" style:font-name-complex="Roboto1" style:font-size-complex="10pt" style:font-style-complex="normal" style:font-weight-complex="bold" loext:padding="0in" loext:border="none"/>
    </style:style>
    <style:style style:name="T38" style:family="text">
      <style:text-properties fo:font-variant="normal" fo:text-transform="none" fo:color="#252525" loext:opacity="100%" style:font-name="Roboto1" fo:font-size="10pt" fo:letter-spacing="normal" fo:font-style="normal" fo:font-weight="bold" officeooo:rsid="00141928" style:font-size-asian="10pt" style:font-weight-asian="bold" style:font-name-complex="Roboto1" style:font-size-complex="10pt" style:font-style-complex="normal" style:font-weight-complex="bold" loext:padding="0in" loext:border="none"/>
    </style:style>
    <style:style style:name="T39" style:family="text">
      <style:text-properties fo:font-variant="normal" fo:text-transform="none" fo:color="#252525" loext:opacity="100%" style:font-name="Roboto1" fo:font-size="10pt" fo:letter-spacing="normal" fo:font-style="normal" fo:font-weight="bold" officeooo:rsid="002073c4" style:font-size-asian="10pt" style:font-weight-asian="bold" style:font-name-complex="Roboto1" style:font-size-complex="10pt" style:font-style-complex="normal" style:font-weight-complex="bold" loext:padding="0in" loext:border="none"/>
    </style:style>
    <style:style style:name="T40" style:family="text">
      <style:text-properties fo:font-variant="normal" fo:text-transform="none" fo:color="#252525" loext:opacity="100%" style:font-name="Roboto1" fo:font-size="10pt" fo:letter-spacing="normal" fo:font-style="normal" fo:font-weight="bold" officeooo:rsid="00243617" style:font-size-asian="10pt" style:font-weight-asian="bold" style:font-name-complex="Roboto1" style:font-size-complex="10pt" style:font-style-complex="normal" style:font-weight-complex="bold" loext:padding="0in" loext:border="none"/>
    </style:style>
    <style:style style:name="T41" style:family="text">
      <style:text-properties fo:font-variant="normal" fo:text-transform="none" fo:color="#252525" loext:opacity="100%" style:font-name="Roboto1" fo:font-size="10pt" fo:letter-spacing="normal" fo:font-style="normal" officeooo:rsid="00126d73" style:font-size-asian="10pt" style:font-name-complex="Roboto1" style:font-size-complex="10pt" style:font-style-complex="normal" loext:padding="0in" loext:border="none"/>
    </style:style>
    <style:style style:name="T42" style:family="text">
      <style:text-properties fo:font-variant="normal" fo:text-transform="none" fo:color="#252525" loext:opacity="100%" style:font-name="Roboto1" fo:font-size="10pt" fo:letter-spacing="normal" style:font-size-asian="10pt" style:font-name-complex="Roboto1" style:font-size-complex="10pt" loext:padding="0in" loext:border="none"/>
    </style:style>
    <style:style style:name="T43" style:family="text">
      <style:text-properties fo:font-variant="normal" fo:text-transform="none" fo:color="#252525" loext:opacity="100%" style:font-name="Roboto1" fo:font-size="10pt" fo:letter-spacing="normal" fo:font-weight="bold" style:font-size-asian="10pt" style:font-weight-asian="bold" style:font-name-complex="Roboto1" style:font-size-complex="10pt" style:font-weight-complex="bold" loext:padding="0in" loext:border="none"/>
    </style:style>
    <style:style style:name="T44" style:family="text">
      <style:text-properties fo:font-variant="normal" fo:text-transform="none" fo:color="#252525" loext:opacity="100%" style:font-name="Roboto1" fo:font-size="12pt" fo:letter-spacing="normal" fo:font-style="normal" fo:font-weight="normal" officeooo:rsid="0008b0a1" style:font-size-asian="10pt" style:font-style-asian="normal" style:font-size-complex="10pt" style:font-style-complex="normal" loext:padding="0in" loext:border="none"/>
    </style:style>
    <style:style style:name="T45" style:family="text">
      <style:text-properties fo:font-variant="normal" fo:text-transform="none" fo:color="#252525" loext:opacity="100%" style:font-name="Roboto1" fo:font-size="12pt" fo:letter-spacing="normal" fo:font-style="normal" fo:font-weight="normal" officeooo:rsid="000a2258" style:font-size-asian="10pt" style:font-style-asian="normal" style:font-size-complex="10pt" style:font-style-complex="normal" loext:padding="0in" loext:border="none"/>
    </style:style>
    <style:style style:name="T46" style:family="text">
      <style:text-properties fo:font-variant="normal" fo:text-transform="none" fo:color="#252525" loext:opacity="100%" style:font-name="Roboto1" fo:font-size="12pt" fo:letter-spacing="normal" fo:font-style="normal" fo:font-weight="normal" officeooo:rsid="000a9c40" style:font-size-asian="10pt" style:font-style-asian="normal" style:font-size-complex="10pt" style:font-style-complex="normal" loext:padding="0in" loext:border="none"/>
    </style:style>
    <style:style style:name="T47" style:family="text">
      <style:text-properties fo:font-variant="normal" fo:text-transform="none" fo:color="#252525" loext:opacity="100%" style:font-name="Roboto1" fo:font-size="12pt" fo:letter-spacing="normal" fo:font-style="normal" fo:font-weight="bold" officeooo:rsid="0008b0a1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8" style:family="text">
      <style:text-properties fo:font-variant="normal" fo:text-transform="none" fo:color="#252525" loext:opacity="100%" style:font-name="Roboto1" fo:font-size="12pt" fo:letter-spacing="normal" fo:font-style="normal" fo:font-weight="bold" officeooo:rsid="000a2258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52525" loext:opacity="100%" style:font-name="Roboto1" fo:font-size="12pt" fo:letter-spacing="normal" fo:font-style="normal" fo:font-weight="bold" officeooo:rsid="000a9c40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52525" loext:opacity="100%" style:font-name="Roboto1" fo:font-size="12pt" fo:letter-spacing="normal" fo:font-style="normal" fo:font-weight="bold" officeooo:rsid="00141bdf" style:font-size-asian="12pt" style:font-weight-asian="bold" style:font-name-complex="Roboto1" style:font-size-complex="12pt" style:font-style-complex="normal" style:font-weight-complex="bold" loext:padding="0in" loext:border="none"/>
    </style:style>
    <style:style style:name="T51" style:family="text">
      <style:text-properties fo:font-variant="normal" fo:text-transform="none" fo:color="#252525" loext:opacity="100%" style:font-name="Roboto1" fo:font-size="12pt" fo:letter-spacing="normal" fo:font-style="italic" fo:font-weight="normal" style:font-size-asian="10pt" style:font-style-asian="italic" style:font-size-complex="10pt" style:font-style-complex="italic" loext:padding="0in" loext:border="none"/>
    </style:style>
    <style:style style:name="T52" style:family="text">
      <style:text-properties fo:font-variant="normal" fo:text-transform="none" fo:color="#252525" loext:opacity="100%" style:font-name="Roboto1" fo:font-size="12pt" fo:letter-spacing="normal" fo:font-weight="normal" style:font-size-asian="10pt" style:font-size-complex="10pt" loext:padding="0in" loext:border="none"/>
    </style:style>
    <style:style style:name="T53" style:family="text">
      <style:text-properties fo:font-variant="normal" fo:text-transform="none" fo:color="#252525" loext:opacity="100%" style:font-name="Roboto1" fo:font-size="12pt" fo:letter-spacing="normal" fo:font-weight="normal" officeooo:rsid="000ad924" style:font-size-asian="10pt" style:font-style-asian="normal" style:font-size-complex="10pt" style:font-style-complex="normal" loext:padding="0in" loext:border="none"/>
    </style:style>
    <style:style style:name="T54" style:family="text">
      <style:text-properties fo:font-variant="normal" fo:text-transform="none" fo:color="#252525" loext:opacity="100%" style:font-name="Roboto1" fo:font-size="12pt" fo:letter-spacing="normal" fo:font-weight="bold" officeooo:rsid="000ad924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5" style:family="text">
      <style:text-properties fo:font-variant="normal" fo:text-transform="none" fo:color="#252525" loext:opacity="100%" style:font-name="Roboto1" fo:font-size="12pt" fo:letter-spacing="normal" fo:font-weight="bold" style:font-size-asian="10pt" style:font-weight-asian="bold" style:font-size-complex="10pt" style:font-weight-complex="bold" loext:padding="0in" loext:border="none"/>
    </style:style>
    <style:style style:name="T56" style:family="text">
      <style:text-properties fo:font-variant="normal" fo:text-transform="none" fo:color="#252525" loext:opacity="100%" fo:letter-spacing="normal" style:font-name-complex="Roboto1" style:font-style-complex="normal" style:font-weight-complex="normal"/>
    </style:style>
    <style:style style:name="T57" style:family="text">
      <style:text-properties fo:font-variant="normal" fo:text-transform="none" fo:color="#252525" loext:opacity="100%" fo:font-size="10pt" fo:letter-spacing="normal" style:font-size-asian="10pt" style:font-name-complex="Roboto1" style:font-size-complex="10pt" style:font-style-complex="normal" style:font-weight-complex="normal"/>
    </style:style>
    <style:style style:name="T58" style:family="text">
      <style:text-properties fo:font-variant="normal" fo:text-transform="none" fo:color="#252525" loext:opacity="100%" fo:font-size="10pt" fo:letter-spacing="normal" fo:font-style="italic" fo:font-weight="normal" officeooo:rsid="0005da4e" style:font-size-asian="10pt" style:font-style-asian="italic" style:font-size-complex="10pt" style:font-style-complex="italic"/>
    </style:style>
    <style:style style:name="T59" style:family="text">
      <style:text-properties fo:font-variant="normal" fo:text-transform="none" fo:color="#252525" loext:opacity="100%" fo:font-size="10pt" fo:letter-spacing="normal" fo:font-style="italic" fo:font-weight="normal" style:font-size-asian="10pt" style:font-style-asian="italic" style:font-size-complex="10pt" style:font-style-complex="italic" loext:padding="0in" loext:border="none"/>
    </style:style>
    <style:style style:name="T60" style:family="text">
      <style:text-properties fo:font-variant="normal" fo:text-transform="none" fo:color="#252525" loext:opacity="100%" fo:font-size="13.5pt" fo:letter-spacing="normal" fo:font-style="normal" fo:font-weight="normal"/>
    </style:style>
    <style:style style:name="T61" style:family="text">
      <style:text-properties fo:font-variant="normal" fo:text-transform="none" fo:color="#252525" loext:opacity="100%" fo:font-size="13.5pt" fo:letter-spacing="normal" fo:font-style="normal" fo:font-weight="normal" officeooo:rsid="0005da4e" style:font-size-asian="10pt" style:font-style-asian="italic" style:font-size-complex="10pt" style:font-style-complex="italic"/>
    </style:style>
    <style:style style:name="T62" style:family="text">
      <style:text-properties fo:font-variant="normal" fo:text-transform="none" fo:color="#252525" loext:opacity="100%" style:font-name="Roboto" fo:font-size="12pt" fo:letter-spacing="normal" fo:font-style="normal" fo:font-weight="normal" officeooo:rsid="00077c0c" style:font-size-asian="12pt" style:font-style-asian="normal" style:font-size-complex="12pt" style:font-style-complex="normal"/>
    </style:style>
    <style:style style:name="T63" style:family="text">
      <style:text-properties fo:font-variant="normal" fo:text-transform="none" fo:color="#252525" loext:opacity="100%" style:font-name="Roboto" fo:font-size="12pt" fo:letter-spacing="normal" fo:font-style="normal" fo:font-weight="bold" officeooo:rsid="00077c0c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font-variant="normal" fo:text-transform="none" fo:color="#252525" loext:opacity="100%" style:font-name="Roboto" fo:font-size="10pt" fo:letter-spacing="normal" fo:font-style="italic" fo:font-weight="normal" officeooo:rsid="00077c0c" style:font-size-asian="10pt" style:font-style-asian="italic" style:font-size-complex="10pt" style:font-style-complex="italic" loext:padding="0in" loext:border="none"/>
    </style:style>
    <style:style style:name="T65" style:family="text">
      <style:text-properties fo:font-variant="normal" fo:text-transform="none" fo:color="#252525" loext:opacity="100%" style:font-name="Roboto" fo:font-size="8pt" fo:letter-spacing="normal" fo:font-style="normal" fo:font-weight="normal" officeooo:rsid="00077c0c" style:font-size-asian="8pt" style:font-style-asian="normal" style:font-size-complex="8pt" style:font-style-complex="normal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font-size="8pt" officeooo:rsid="000d1c4e" style:font-size-asian="8pt" style:font-size-complex="8pt"/>
    </style:style>
    <style:style style:name="T68" style:family="text">
      <style:text-properties officeooo:rsid="0005da4e" style:font-size-asian="12pt" style:font-size-complex="12pt"/>
    </style:style>
    <style:style style:name="T69" style:family="text">
      <style:text-properties fo:font-size="10pt" officeooo:rsid="00077c92" style:font-size-asian="10pt" style:font-size-complex="10pt"/>
    </style:style>
    <style:style style:name="T70" style:family="text">
      <style:text-properties fo:font-size="10pt" officeooo:rsid="000da0c5" style:font-size-asian="10pt" style:font-size-complex="10pt"/>
    </style:style>
    <style:style style:name="T71" style:family="text">
      <style:text-properties fo:font-size="10pt" fo:font-style="italic" officeooo:rsid="00074a31" style:font-size-asian="8.75pt" style:font-style-asian="italic" style:font-size-complex="10pt" style:font-style-complex="italic"/>
    </style:style>
    <style:style style:name="T72" style:family="text">
      <style:text-properties officeooo:rsid="0008b0a1"/>
    </style:style>
    <style:style style:name="T73" style:family="text">
      <style:text-properties style:font-name="Roboto" officeooo:rsid="00077c92"/>
    </style:style>
    <style:style style:name="T74" style:family="text">
      <style:text-properties style:font-name="Roboto" fo:font-weight="bold" officeooo:rsid="00077c92" style:font-weight-asian="bold" style:font-weight-complex="bold"/>
    </style:style>
    <style:style style:name="T75" style:family="text">
      <style:text-properties officeooo:rsid="000d1c4e"/>
    </style:style>
    <style:style style:name="T76" style:family="text">
      <style:text-properties officeooo:rsid="000da0c5"/>
    </style:style>
    <style:style style:name="T77" style:family="text">
      <style:text-properties officeooo:rsid="00107dfd"/>
    </style:style>
    <style:style style:name="T78" style:family="text">
      <style:text-properties fo:font-weight="bold" officeooo:rsid="00077c0c" style:font-weight-asian="bold" style:font-weight-complex="bold"/>
    </style:style>
    <style:style style:name="T79" style:family="text">
      <style:text-properties fo:font-weight="bold" officeooo:rsid="0004e3f7" style:font-weight-asian="bold" style:font-weight-complex="bold"/>
    </style:style>
    <style:style style:name="T80" style:family="text">
      <style:text-properties fo:font-weight="bold" officeooo:rsid="0005da4e" style:font-weight-asian="bold" style:font-weight-complex="bold"/>
    </style:style>
    <style:style style:name="T81" style:family="text">
      <style:text-properties fo:font-weight="bold" officeooo:rsid="000d1c4e" style:font-weight-asian="bold" style:font-weight-complex="bold"/>
    </style:style>
    <style:style style:name="T82" style:family="text">
      <style:text-properties fo:font-weight="bold" officeooo:rsid="000da0c5" style:font-weight-asian="bold" style:font-weight-complex="bold"/>
    </style:style>
    <style:style style:name="T83" style:family="text">
      <style:text-properties fo:font-weight="bold" officeooo:rsid="00107dfd" style:font-weight-asian="bold" style:font-weight-complex="bold"/>
    </style:style>
    <style:style style:name="T84" style:family="text">
      <style:text-properties fo:font-weight="bold" officeooo:rsid="0016c5e7" style:font-weight-asian="bold" style:font-weight-complex="bold"/>
    </style:style>
    <style:style style:name="T85" style:family="text">
      <style:text-properties fo:font-weight="bold" officeooo:rsid="0005da4e" style:font-size-asian="12pt" style:font-weight-asian="bold" style:font-size-complex="12pt" style:font-weight-complex="bold"/>
    </style:style>
    <style:style style:name="T86" style:family="text">
      <style:text-properties officeooo:rsid="0016c5e7"/>
    </style:style>
    <style:style style:name="T87" style:family="text">
      <style:text-properties officeooo:rsid="001881e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78">p</text:span><text:span text:style-name="T79">wd</text:span><text:span text:style-name="T1"> <text:s/>→ </text:span><text:span text:style-name="T2">P</text:span><text:span text:style-name="T1">rint working Directory</text:span></text:p>
      <text:p text:style-name="P8"><text:span text:style-name="T1"><text:tab/> </text:span><text:span text:style-name="T71">I</text:span><text:span text:style-name="T59">t is used to display the current working directory in the terminal.</text:span></text:p>
      <text:p text:style-name="P7"/>
      <text:p text:style-name="P4"><text:span text:style-name="T80">ls </text:span><text:span text:style-name="T2"><text:s text:c="4"/>→ List </text:span></text:p>
      <text:p text:style-name="P1"><text:span text:style-name="T56"><text:tab/> </text:span><text:span text:style-name="T57">এটি একটি ডিরেক্টরির বিষয়বস্তু প্রদর্শন করতে ব্যবহৃত হয়</text:span><text:span text:style-name="T26">, <text:s/></text:span><text:span text:style-name="T57">নির্দিষ্ট ডিরেক্টরির মধ্যে ফাইল এবং সাবডিরেক্টরি দেখতে <text:tab/> <text:s text:c="2"/><text:tab/>দেয়।</text:span></text:p>
      <text:p text:style-name="P4"/>
      <text:p text:style-name="P5"><text:span text:style-name="T85">ls -l</text:span><text:span text:style-name="T68"> <text:s/>→ L</text:span><text:span text:style-name="T60">ist the contents of a directory in a long format</text:span></text:p>
      <text:p text:style-name="P5"><text:span text:style-name="T61"><text:tab/> <text:s/></text:span><text:span text:style-name="T58">It provides detailed information about files and directories within the specified directory, <text:tab/> <text:s text:c="2"/><text:tab/> <text:s/>Including file permissions, ownership, size, modification date, and more.</text:span></text:p>
      <text:p text:style-name="P32"/>
      <text:p text:style-name="P9"><text:span text:style-name="T63">ls -a</text:span><text:span text:style-name="T62"> → </text:span><text:span text:style-name="T3">list the contents of a directory</text:span><text:line-break/><text:tab/> <text:s/><text:span text:style-name="T69">U</text:span><text:span text:style-name="T64">sed to list the contents of a directory, including hidden files and directories. Hidden files <text:tab/> <text:tab/> are those whose names start with a dot (.).</text:span></text:p>
      <text:p text:style-name="P33"/>
      <text:p text:style-name="P33"/>
      <text:p text:style-name="P11"><text:span text:style-name="T74">ls -al</text:span><text:span text:style-name="T73"> → </text:span><text:span text:style-name="T72">C</text:span><text:span text:style-name="T3">ombines the options of both ls -a and ls -l</text:span></text:p>
      <text:p text:style-name="P10"><text:tab/><text:span text:style-name="T19">command in Linux combines the options of both ls -a and ls -l. It lists the contents of a <text:tab/>directory in long format, displaying detailed information about files and directories, while <text:tab/>also including hidden files and directories.</text:span></text:p>
      <text:p text:style-name="P34"/>
      <text:p text:style-name="P3"><text:span text:style-name="T20">ls -a | grep “^</text:span><text:span text:style-name="T21">\</text:span><text:span text:style-name="T20">.”</text:span><text:span text:style-name="T19"> <text:s/>→ Show only hidden file in directory</text:span></text:p>
      <text:list xml:id="list1386420156" text:style-name="L1">
        <text:list-item>
          <text:p text:style-name="P35">ls -a lists all files and directories, including hidden ones. </text:p>
        </text:list-item>
        <text:list-item>
          <text:p text:style-name="P35">grep "^\." searches for lines that <text:s/>start with a dot (.), which is the convention for hidden <text:s/>files and directories.</text:p>
        </text:list-item>
      </text:list>
      <text:p text:style-name="P36"/>
      <text:p text:style-name="P12"><text:line-break/><text:span text:style-name="T47">ls -</text:span><text:span text:style-name="T48">la</text:span><text:span text:style-name="T47"> | grep “^</text:span><text:span text:style-name="T48">\</text:span><text:span text:style-name="T47">.”</text:span><text:span text:style-name="T44"> <text:s/></text:span><text:span text:style-name="T45">Show only hidden file with details </text:span></text:p>
      <text:p text:style-name="P45"/>
      <text:p text:style-name="P13"><text:span text:style-name="T49">ls -lh </text:span><text:span text:style-name="T46">→ </text:span><text:span text:style-name="T51">The ls -lh command in Linux lists the contents of a directory in a long <text:tab/><text:tab/> <text:s text:c="2"/>format (-l) with human-readable file sizes (-h)</text:span></text:p>
      <text:p text:style-name="P47"/>
      <text:p text:style-name="P15"><text:span text:style-name="T54">ls -lha</text:span><text:span text:style-name="T53"> → </text:span><text:span text:style-name="T51">The ls -lha command in Linux is used to list the contents of a directory in <text:tab/> <text:s text:c="4"/>a long format (-l) while including hidden files (-a) and displaying human-<text:tab/> <text:s/><text:tab/> <text:s text:c="3"/>readable file sizes (-h)</text:span></text:p>
      <text:p text:style-name="P48"/>
      <text:p text:style-name="P14"><text:span text:style-name="T55">ls -s →</text:span><text:span text:style-name="T52"> </text:span><text:span text:style-name="T12">The `ls -s` command in Linux is used to list the contents of a directory along with the file size in blocks. Each block is typically 1 kilobyte (KB) in size, although it can vary depending on the filesystem. This option does not provide detailed information like permissions, ownership, or modification date.</text:span></text:p>
      <text:p text:style-name="P49"/>
      <text:p text:style-name="P49">Here's an example output of the `ls -s` command:</text:p>
      <text:p text:style-name="P49">```</text:p>
      <text:p text:style-name="P49">total 16</text:p>
      <text:p text:style-name="P49">4 dir1</text:p>
      <text:p text:style-name="P49">8 file1.txt</text:p>
      <text:p text:style-name="P49">4 file2.txt</text:p>
      <text:p text:style-name="P49">``</text:p>
      <text:p text:style-name="P49">In this example:</text:p>
      <text:p text:style-name="P49">- `total 16` indicates the total size of the files in blocks.</text:p>
      <text:p text:style-name="P49">- `4 dir1` represents a subdirectory named `dir1` that occupies 4 blocks.</text:p>
      <text:p text:style-name="P49">- `8 file1.txt` represents a file named `file1.txt` that occupies 8 blocks.</text:p>
      <text:p text:style-name="P49">- `4 file2.txt` represents another file named `file2.txt` that occupies 4 blocks.</text:p>
      <text:p text:style-name="P49"/>
      <text:p text:style-name="P49">The `ls -s` command is useful when you want a quick overview of the space usage of files and directories in a directory, but it doesn't provide as much detailed information as the `ls -l` command.</text:p>
      <text:p text:style-name="P20"><text:soft-page-break/><text:span text:style-name="T81">ls -ls →</text:span><text:span text:style-name="T75"> </text:span><text:span text:style-name="T67">The `ls -ls` command in Linux is used to list the contents of a directory in long format (`-l`) while also displaying the size of each file in blocks (`-s`). Each block is typically 1 kilobyte (KB) in size, though it can vary depending on the filesystem.</text:span></text:p>
      <text:p text:style-name="P17"/>
      <text:p text:style-name="P17">Here's an example output of the `ls -ls` command:</text:p>
      <text:p text:style-name="P17">```</text:p>
      <text:p text:style-name="P17">total 16</text:p>
      <text:p text:style-name="P17">4 drwxr-xr-x 2 user user 4096 Aug 23 10:00 dir1</text:p>
      <text:p text:style-name="P17">8 -rw-r--r-- 1 user user 8192 Aug 23 10:00 file1.txt</text:p>
      <text:p text:style-name="P17">4 -rw-r--r-- 1 user user 4096 Aug 23 10:00 file2.txt</text:p>
      <text:p text:style-name="P17">```</text:p>
      <text:p text:style-name="P17">In this example:</text:p>
      <text:p text:style-name="P17">- `total 16` indicates the total size of the files in blocks.</text:p>
      <text:p text:style-name="P17">- `4 drwxr-xr-x 2 user user 4096 Aug 23 10:00 dir1` represents a subdirectory named `dir1` that occupies 4 blocks (4 KB).</text:p>
      <text:p text:style-name="P17">- `8 -rw-r--r-- 1 user user 8192 Aug 23 10:00 file1.txt` represents a file named `file1.txt` that occupies 8 blocks (8 KB).</text:p>
      <text:p text:style-name="P17">- `4 -rw-r--r-- 1 user user 4096 Aug 23 10:00 file2.txt` represents another file named `file2.txt` that occupies 4 blocks (4 KB).</text:p>
      <text:p text:style-name="P21"><text:span text:style-name="T66">Keep in mind that the size displayed is in blocks, and each block size is typically 1 KB, but it can be different depending on the filesystem. The `ls -ls` command is useful for obtaining a basic understanding of the space usage of files and directories within a directory.</text:span><text:line-break/></text:p>
      <text:p text:style-name="P22"><text:span text:style-name="T82">ls -lsh</text:span><text:span text:style-name="T76"> →</text:span><text:span text:style-name="T70">Using `ls -lsh` provides a detailed listing of files and directories, along with their sizes in human-readable format and blocks.</text:span><text:span text:style-name="T66"><text:line-break/></text:span><text:span text:style-name="T65"> <text:s/></text:span></text:p>
      <text:p text:style-name="P23"><text:span text:style-name="T83">man ls </text:span><text:span text:style-name="T77">→ </text:span><text:span text:style-name="T27">man ls will display the manual page for the ls command, providing you with comprehensive details about its usage, options, and other relevant information.</text:span></text:p>
      <text:p text:style-name="P37"/>
      <text:p text:style-name="P24"><text:span text:style-name="T28">clear → </text:span><text:span text:style-name="T27">The clear command in Linux is used to clear the terminal screen</text:span></text:p>
      <text:p text:style-name="Standard"><text:line-break/><text:span text:style-name="T37">cd</text:span><text:span text:style-name="T28"> → The cd command in Linux is used to change the current working directory. It allows you to navigate through the file system by moving from one directory to another.</text:span></text:p>
      <text:p text:style-name="P38"/>
      <text:p text:style-name="P25"><text:span text:style-name="T36">mkdir</text:span><text:span text:style-name="T27"> → <text:s/>Make </text:span><text:span text:style-name="T35">single </text:span><text:span text:style-name="T27">directory or file in in current directory </text:span></text:p>
      <text:p text:style-name="P25"><text:span text:style-name="T27"><text:tab/> <text:s text:c="2"/></text:span><text:span text:style-name="T36"><text:s/></text:span><text:span text:style-name="T7">mkdir directoryName</text:span></text:p>
      <text:p text:style-name="P25"><text:span text:style-name="T7"/></text:p>
      <text:p text:style-name="P53"><text:span text:style-name="T36">mkdir -p</text:span><text:span text:style-name="T15"> → </text:span><text:span text:style-name="T41">make nested directory: </text:span></text:p>
      <text:p text:style-name="P55"><text:span text:style-name="T9"><text:tab/> <text:s text:c="5"/></text:span><text:span text:style-name="T6">mkdir -</text:span><text:span text:style-name="T5">p </text:span><text:span text:style-name="T6">name_outerdirectory/ name_inner_directory_in_outer_direct</text:span></text:p>
      <text:p text:style-name="P25"><text:span text:style-name="T7"/></text:p>
      <text:p text:style-name="P18"><text:span text:style-name="T36">touch</text:span><text:span text:style-name="T27"> →</text:span><text:span text:style-name="T13"> <text:s/>create file in current location </text:span></text:p>
      <text:p text:style-name="P18"><text:span text:style-name="T13"><text:tab/>touch </text:span><text:span text:style-name="T14">file_name.extention</text:span></text:p>
      <text:p text:style-name="P39"/>
      <text:p text:style-name="P26"><text:span text:style-name="T38">gedit</text:span><text:span text:style-name="T29"> → </text:span><text:span text:style-name="T4">The gedit command is used to open the Gedit text editor in Linux from the command line. Gedit is a simple and <text:tab/> <text:tab/> <text:s/>user-friendly text editor often used for editing code, configuration files, or plain text documents in a graphical <text:s text:c="2"/><text:tab/><text:tab/> <text:s/>environment.</text:span></text:p>
      <text:p text:style-name="P26"><text:span text:style-name="T4"><text:tab/> <text:s/></text:span><text:span text:style-name="T8">gedit file.txt</text:span></text:p>
      <text:p text:style-name="P52"/>
      <text:p text:style-name="P27"><text:span text:style-name="T50">cat →</text:span><text:span text:style-name="T11"> <text:s text:c="4"/></text:span><text:span text:style-name="T10">The cat command in Linux is used to concatenate and display the contents of one or multiple files. It's <text:s/>versatile <text:tab/> <text:s text:c="5"/>command often used for viewing the contents of text files directly in the terminal.</text:span></text:p>
      <text:p text:style-name="P50">The `cat` command in Linux is used to concatenate and display the contents of one or multiple files. It's a versatile command often used for viewing the contents of text files directly in the terminal.</text:p>
      <text:p text:style-name="P50"/>
      <text:p text:style-name="P50">The basic syntax of the `cat` command is:</text:p>
      <text:p text:style-name="P50">cat [file1] [file2] ...</text:p>
      <text:p text:style-name="P50"/>
      <text:p text:style-name="P50">Here are some common usages of the `cat` command:</text:p>
      <text:p text:style-name="P50">1. Display the contents of a single file:</text:p>
      <text:p text:style-name="P50"><text:s text:c="3"/>cat filename</text:p>
      <text:p text:style-name="P50"/>
      <text:p text:style-name="P50">2. Display the contents of multiple files:</text:p>
      <text:p text:style-name="P50"><text:s text:c="3"/>cat file1 file2 file3</text:p>
      <text:p text:style-name="P50"/>
      <text:p text:style-name="P50">3. Display the contents of a file along with line numbers:</text:p>
      <text:p text:style-name="P50"><text:s text:c="3"/>cat -n filename</text:p>
      <text:p text:style-name="P50"/>
      <text:p text:style-name="P50">4. Concatenate multiple files and output to a new file:</text:p>
      <text:p text:style-name="P50"><text:s text:c="3"/>cat file1 file2 &gt; newfile</text:p>
      <text:p text:style-name="P50"/>
      <text:p text:style-name="P50">5. Append the contents of one file to another:</text:p>
      <text:p text:style-name="P50"><text:s text:c="3"/>cat file1 &gt;&gt; file2</text:p>
      <text:p text:style-name="P28"><text:soft-page-break/><text:span text:style-name="T84">head →</text:span><text:span text:style-name="T86"> </text:span>The `head` command in Linux is used to display the beginning lines of a text file. By default, <text:tab/> <text:s/><text:tab/> <text:s text:c="2"/>it shows the first 10 lines of a file, but you can specify the number of lines you want to <text:tab/> <text:s/><text:tab/> <text:s text:c="2"/>display.</text:p>
      <text:p text:style-name="P28"/>
      <text:p text:style-name="P19">The basic syntax of the `head` command is:</text:p>
      <text:p text:style-name="P19">head [options] [file]</text:p>
      <text:p text:style-name="P19"/>
      <text:p text:style-name="P19">Here are some common usages of the `head` command:</text:p>
      <text:p text:style-name="P19"/>
      <text:p text:style-name="P19"><text:s text:c="2"/><text:span text:style-name="T87">1. </text:span>Display the first 10 lines of a file:</text:p>
      <text:p text:style-name="P19"><text:s text:c="3"/>head filename</text:p>
      <text:p text:style-name="P19"/>
      <text:p text:style-name="P19">2. Display a specific number of lines (e.g., 20 lines) from a file:</text:p>
      <text:p text:style-name="P19"><text:s text:c="3"/>head -n 20 filename</text:p>
      <text:p text:style-name="P19"/>
      <text:p text:style-name="P19">3. Display the first part of multiple files:</text:p>
      <text:p text:style-name="P19"><text:s text:c="3"/>head file1 file2</text:p>
      <text:p text:style-name="P19"/>
      <text:p text:style-name="P28"><text:span text:style-name="T66">The `head` command is useful for quickly previewing the beginning of a file. If you want to view the end of a file, you can use the `tail` command instead.</text:span><text:line-break/></text:p>
      <text:p text:style-name="P39"><text:tab/> <text:s/></text:p>
      <text:p text:style-name="P2"><text:span text:style-name="T17">tail →</text:span><text:span text:style-name="T13"> The `tail` command in Linux is used to display the last few lines of a text file. By default, it shows the last 10 lines of a file, but you can specify the number of lines you want to display.</text:span></text:p>
      <text:p text:style-name="P46"/>
      <text:p text:style-name="P46">The basic syntax of the `tail` command is:</text:p>
      <text:p text:style-name="P46">tail [options] [file]</text:p>
      <text:p text:style-name="P46"/>
      <text:p text:style-name="P40">Here are some common usages of the `tail` command:</text:p>
      <text:p text:style-name="P51">1. Display the last 10 lines of a file:</text:p>
      <text:p text:style-name="P51"><text:s text:c="3"/>tail filename</text:p>
      <text:p text:style-name="P51"/>
      <text:p text:style-name="P51">2. Display a specific number of lines (e.g., 20 lines) from the end of a file:</text:p>
      <text:p text:style-name="P51"><text:s text:c="3"/>tail -n 20 filename</text:p>
      <text:p text:style-name="P51"/>
      <text:p text:style-name="P51">3. Display the last part of multiple files:</text:p>
      <text:p text:style-name="P51"><text:s text:c="3"/>tail file1 file2</text:p>
      <text:p text:style-name="P51"/>
      <text:p text:style-name="P51">4. Display the last part of a file as it's updated in real-time (useful for log files):</text:p>
      <text:p text:style-name="P51"><text:s text:c="3"/>tail -f filename</text:p>
      <text:p text:style-name="P40"/>
      <text:p text:style-name="P29"><text:span text:style-name="T36">rm -r →</text:span><text:span text:style-name="T27"> <text:s/>Remove directory </text:span></text:p>
      <text:p text:style-name="P41"><text:tab/>rm -r directoryName</text:p>
      <text:p text:style-name="P29"><text:span text:style-name="T27"><text:tab/></text:span><text:span text:style-name="T30">rm -r folder1 foder2 … folder_n</text:span></text:p>
      <text:p text:style-name="P41"/>
      <text:p text:style-name="P29"><text:span text:style-name="T36">rm → </text:span><text:span text:style-name="T27"><text:s/>Remove File</text:span></text:p>
      <text:p text:style-name="P41"><text:s text:c="11"/>rm fileName </text:p>
      <text:p text:style-name="P29"><text:span text:style-name="T27"><text:tab/></text:span><text:span text:style-name="T31">rm file1 file2 … file_</text:span><text:span text:style-name="T32">n</text:span></text:p>
      <text:p text:style-name="P42"/>
      <text:p text:style-name="P31"><text:span text:style-name="T39">m</text:span><text:span text:style-name="T36">v →</text:span><text:span text:style-name="T27"> Rename File/</text:span><text:span text:style-name="T33">Folder</text:span></text:p>
      <text:p text:style-name="P43"><text:tab/>mv old_name.ext New_name.ext</text:p>
      <text:p text:style-name="P43"/>
      <text:p text:style-name="P43"/>
      <text:p text:style-name="P30"><text:span text:style-name="T40">cp</text:span><text:span text:style-name="T34"> <text:s/>→ Copy File From Folder to another Folder</text:span></text:p>
      <text:p text:style-name="P30"><text:span text:style-name="T34"><text:tab/></text:span><text:span text:style-name="T22">cp source_file destination</text:span><text:span text:style-name="T34"> </text:span></text:p>
      <text:p text:style-name="P30"><text:span text:style-name="T34"><text:tab/>/Desktop/Midul Raddy$: </text:span><text:span text:style-name="T22">cp midul.txt ../Practice</text:span><text:span text:style-name="T23"><text:tab/></text:span></text:p>
      <text:p text:style-name="P16"><text:span text:style-name="T43">mv → </text:span><text:span text:style-name="T42">Move Folder and File</text:span></text:p>
      <text:p text:style-name="P16"><text:span text:style-name="T42"><text:tab/></text:span><text:span text:style-name="T24">mv source_folder destination_</text:span><text:span text:style-name="T25">folder</text:span></text:p>
      <text:p text:style-name="P4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0:41:30.760440324</meta:creation-date>
    <dc:date>2023-08-23T14:29:28.806671240</dc:date>
    <meta:editing-duration>PT2H9M49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3" meta:paragraph-count="108" meta:word-count="1293" meta:character-count="7293" meta:non-whitespace-character-count="5919"/>
  </office:meta>
</office:document-meta>
</file>